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6" svg:font-family="'Segoe UI'"/>
    <style:font-face style:name="Segoe UI4" svg:font-family="'Segoe UI'" style:font-adornments="Regular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draw:auto-grow-height="true" fo:min-height="12.343cm"/>
    </style:style>
    <style:style style:name="pr5" style:family="presentation" style:parent-style-name="Default-subtitle">
      <style:graphic-properties draw:fill-color="#ffffff" draw:auto-grow-height="true" fo:min-height="19.075cm"/>
    </style:style>
    <style:style style:name="pr6" style:family="presentation" style:parent-style-name="Default-subtitle">
      <style:graphic-properties fo:min-height="10.663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subtitle">
      <style:graphic-properties draw:fill-color="#ffffff" fo:min-height="12.18cm"/>
    </style:style>
    <style:style style:name="P1" style:family="paragraph">
      <style:paragraph-properties fo:text-align="center"/>
    </style:style>
    <style:style style:name="P2" style:family="paragraph">
      <style:text-properties fo:font-size="24pt"/>
    </style:style>
    <style:style style:name="P3" style:family="paragraph">
      <style:text-properties fo:font-size="20pt"/>
    </style:style>
    <style:style style:name="P4" style:family="paragraph">
      <style:text-properties fo:font-size="32pt" style:font-size-asian="44pt" style:font-size-complex="44pt"/>
    </style:style>
    <style:style style:name="P5" style:family="paragraph">
      <style:text-properties fo:font-size="28pt" style:font-size-asian="40pt" style:font-size-complex="4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Segoe UI4" style:font-name-asian="Segoe UI4" style:font-name-complex="Segoe UI4"/>
    </style:style>
    <style:style style:name="T4" style:family="text">
      <style:text-properties style:font-name="Segoe UI2" fo:font-style="italic" fo:font-weight="bold" style:font-name-asian="Segoe UI4" style:font-style-asian="italic" style:font-weight-asian="bold" style:font-name-complex="Segoe UI4" style:font-style-complex="italic" style:font-weight-complex="bold"/>
    </style:style>
    <style:style style:name="T5" style:family="text">
      <style:text-properties style:font-name="Segoe UI2" style:font-name-asian="Segoe UI4" style:font-name-complex="Segoe UI4"/>
    </style:style>
    <style:style style:name="T6" style:family="text">
      <style:text-properties style:font-name="Segoe UI2" fo:font-style="normal" fo:font-weight="normal" style:font-name-asian="Segoe UI4" style:font-style-asian="normal" style:font-weight-asian="normal" style:font-name-complex="Segoe UI4" style:font-style-complex="normal" style:font-weight-complex="normal"/>
    </style:style>
    <style:style style:name="T7" style:family="text">
      <style:text-properties style:font-name="Segoe UI2" fo:font-style="italic" fo:font-weight="normal" style:font-name-asian="Segoe UI4" style:font-style-asian="italic" style:font-weight-asian="normal" style:font-name-complex="Segoe UI4" style:font-style-complex="italic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24pt"/>
    </style:style>
    <style:style style:name="T11" style:family="text">
      <style:text-properties style:text-position="-33% 58%" fo:font-style="normal" style:font-style-asian="normal" style:font-style-complex="normal"/>
    </style:style>
    <style:style style:name="T12" style:family="text">
      <style:text-properties style:text-position="-33% 58%"/>
    </style:style>
    <style:style style:name="T13" style:family="text">
      <style:text-properties style:text-position="0% 100%"/>
    </style:style>
    <style:style style:name="T14" style:family="text">
      <style:text-properties style:text-position="0% 100%" fo:font-style="italic" style:font-style-asian="italic" style:font-style-complex="italic"/>
    </style:style>
    <style:style style:name="T15" style:family="text">
      <style:text-properties fo:font-size="32pt" style:font-size-asian="44pt" style:font-size-complex="44pt"/>
    </style:style>
    <style:style style:name="T16" style:family="text">
      <style:text-properties fo:font-size="32pt" fo:font-style="italic" style:font-size-asian="44pt" style:font-style-asian="italic" style:font-size-complex="44pt" style:font-style-complex="italic"/>
    </style:style>
    <style:style style:name="T17" style:family="text">
      <style:text-properties style:text-position="-33% 58%" fo:font-size="32pt" fo:font-style="normal" style:font-size-asian="44pt" style:font-style-asian="normal" style:font-size-complex="44pt" style:font-style-complex="normal"/>
    </style:style>
    <style:style style:name="T18" style:family="text">
      <style:text-properties fo:font-size="28pt" style:font-size-asian="40pt" style:font-size-complex="40pt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Arbei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Integral des Skalarproduktes von Kraft und Verschiebung:</text:p>
            <text:p/>
            <text:p/>
          </draw:text-box>
        </draw:frame>
        <draw:frame draw:style-name="gr1" draw:text-style-name="P1" draw:layer="layout" svg:width="5.18cm" svg:height="1.565cm" svg:x="11.409cm" svg:y="12.717cm">
          <text:p/>
          <draw:object xlink:href="../Arbeit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Wegintegra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Weg- oder Kurvenintegral wird <text:span text:style-name="T1">entlang eines Weges</text:span> von <text:span text:style-name="T1">a</text:span> nach <text:span text:style-name="T1">b</text:span> berechnet.</text:p>
            <text:p/>
            <text:p>Es ist für Gradientenfelder und daher insbesondere für konservative Kraftfelder unabhängig vom Weg!</text:p>
            <text:p/>
            <text:p/>
            <text:p/>
            <text:p/>
          </draw:text-box>
        </draw:frame>
        <draw:frame draw:style-name="gr1" draw:text-style-name="P1" draw:layer="layout" svg:width="15.763cm" svg:height="8.53cm" svg:x="6.118cm" svg:y="11.934cm">
          <text:p/>
          <draw:object xlink:href="../Kurvenintegral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ein Wegintegral abhängig vom We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Bei den in der Physik meist betrachteten Gradientenfeldern, wie konservative Kraftfelder, nicht – es gibt jedoch Ausnahmen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kann man die Kraft <text:span text:style-name="T1">vor</text:span><text:span text:style-name="T2"> das Integral zieh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sie keine Funktion des Ortes, also konstant ist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Kurvenintegral für Arbeit bei ortsunabhängiger (konstanter) Kraft?</text:p>
          </draw:text-box>
        </draw:frame>
        <draw:frame presentation:style-name="pr4" draw:layer="layout" svg:width="25.199cm" svg:height="12.343cm" svg:x="1.4cm" svg:y="4.833cm" presentation:class="subtitle" presentation:user-transformed="true">
          <draw:text-box>
            <text:p/>
            <text:p/>
            <text:p/>
            <text:p/>
            <text:p/>
            <text:p>Es ist Kraft mal Weg</text:p>
            <text:p/>
            <text:p/>
            <text:p>(Genauer: die Projektion der Kraft auf die Richtung des Weges mal der Wegstrecke, da sowohl Kraft als auch Weg vektorielle Größen sind)</text:p>
          </draw:text-box>
        </draw:frame>
        <draw:frame draw:style-name="gr1" draw:text-style-name="P1" draw:layer="layout" svg:width="8.494cm" svg:height="1.565cm" svg:x="9.752cm" svg:y="7.717cm">
          <text:p/>
          <draw:object xlink:href="../Arbeit%20bei%20konstanter%20Kraft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<text:span text:style-name="T3">Δ</text:span><text:span text:style-name="T4">r</text:span><text:span text:style-name="T5">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3">Δ</text:span><text:span text:style-name="T4">r</text:span><text:span text:style-name="T6"> ist die Wegstrecke, </text:span></text:p>
            <text:p><text:span text:style-name="T6">die </text:span><text:span text:style-name="T7">Summe</text:span><text:span text:style-name="T6"> aller vektoriellen Wegelemente d</text:span><text:span text:style-name="T4">r</text:span><text:span text:style-name="T6">:</text:span></text:p>
            <text:p><text:span text:style-name="T6"/></text:p>
          </draw:text-box>
        </draw:frame>
        <draw:frame draw:style-name="gr1" draw:text-style-name="P1" draw:layer="layout" svg:width="2.165cm" svg:height="1.565cm" svg:x="12.917cm" svg:y="13.717cm">
          <text:p/>
          <draw:object xlink:href="../Summe%20der%20vektoriellen%20Wegelemente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as vektorielle Wegelement d<text:span text:style-name="T8">r</text:span>?</text:p>
          </draw:text-box>
        </draw:frame>
        <draw:frame presentation:style-name="pr5" draw:layer="layout" svg:width="25.199cm" svg:height="19.075cm" svg:x="1.4cm" svg:y="1.467cm" presentation:class="subtitle" presentation:user-transformed="true">
          <draw:text-box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r</text:span>(<text:span text:style-name="T1">x</text:span>) ist ein Ortsvektor: er beschreibt einen Punkt im Raum.</text:p>
            <text:p>Da ein Weg aus vielen Punkten (Ortsvektoren) besteht werden diese durch die <text:span text:style-name="T1">x</text:span> "indiziert", beispielsweise durch die Zeit (<text:span text:style-name="T1">x</text:span> = <text:span text:style-name="T1">t</text:span>)</text:p>
            <text:p><text:span text:style-name="T8"/></text:p>
            <text:p><text:span text:style-name="T8">r</text:span>'(<text:span text:style-name="T1">x</text:span>) ist die <text:span text:style-name="T1">Rate</text:span> der Änderung des Orts, abhängig von der Änderung des Index</text:p>
            <text:p><text:span text:style-name="T8"/></text:p>
            <text:p><text:span text:style-name="T8">r</text:span>'(<text:span text:style-name="T1">x</text:span>) d<text:span text:style-name="T1">x</text:span> ist das Produkt der Rate der Ortsänderung mal der Änderung des Indexes, eine Wegstrecke: das Wegelement d<text:span text:style-name="T8">r</text:span></text:p>
          </draw:text-box>
        </draw:frame>
        <draw:frame draw:style-name="gr1" draw:text-style-name="P1" draw:layer="layout" svg:width="15.253cm" svg:height="2.535cm" svg:x="6.373cm" svg:y="7.232cm">
          <text:p/>
          <draw:object xlink:href="../vektorielles%20Wegelement%202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Arbeit einer konstanten Kraft entlang einer Verschiebung gleicher Richt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1">W</text:span> = <text:span text:style-name="T1">F</text:span> <text:span text:style-name="T1">d</text:span></text:p>
            <text:p><text:span text:style-name="T1"/></text:p>
            <text:p><text:span text:style-name="T2">(Arbeit ist Kraft mal Weg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Arbeit einer konstanten Kraft entlang einer Verschiebung beliebiger Richt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2">Da die Arbeit das Skalarprodukt der konstanten Kraft mit der Verschiebung ist, folgt aus dem Skalarprodukt im euklidischen Raum:</text:span></text:p>
            <text:p><text:span text:style-name="T2"/></text:p>
            <text:p><text:span text:style-name="T2"/></text:p>
          </draw:text-box>
        </draw:frame>
        <draw:frame draw:style-name="gr1" draw:text-style-name="P1" draw:layer="layout" svg:width="22.444cm" svg:height="1.385cm" svg:x="2.777cm" svg:y="12.807cm">
          <text:p/>
          <draw:object xlink:href="../Arbeit%20bei%20konstanter%20Kraft%20in%20beliebiger%20Richtung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Federkraft eine konstante Kraf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Nein, sie hängt im speziellen linear von der Ausdehnung ab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chreibt das Hookesche Gesetz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n linearen Zusammenhang zwischen Ausdehnung und Kraft bei einer Feder:</text:p>
          </draw:text-box>
        </draw:frame>
        <draw:frame draw:style-name="gr1" draw:text-style-name="P1" draw:layer="layout" svg:width="11.042cm" svg:height="1.385cm" svg:x="8.478cm" svg:y="12.807cm">
          <text:p/>
          <draw:object xlink:href="../Hookesches%20Gesetz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ozu ist die Kraft einer Feder proportiona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Zur Ausdehnung </text:p>
            <text:p>(der Länge, um welche die Feder komprimiert / auseinandergezogen wurde)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hängt die Kraft eine Feder von ihrer Ausdehnung ab?</text:p>
          </draw:text-box>
        </draw:frame>
        <draw:frame presentation:style-name="pr2" draw:layer="layout" svg:width="25.199cm" svg:height="12.18cm" svg:x="1.4cm" svg:y="4.914cm" presentation:class="subtitle">
          <draw:text-box>
            <text:p>Laut dem <text:span text:style-name="T1">Hookeschen Gesetz</text:span> hängt die Kraft </text:p>
            <text:p><text:span text:style-name="T9">linear</text:span> von der Ausdehnung der Feder ab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Kann man eine Durchschnittsfederkraft definier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Ja, da die Kraft proportional zum Weg ist:</text:p>
            <text:p/>
            <text:p/>
          </draw:text-box>
        </draw:frame>
        <draw:frame draw:style-name="gr1" draw:text-style-name="P1" draw:layer="layout" svg:width="10.806cm" svg:height="2.535cm" svg:x="8.596cm" svg:y="12.232cm">
          <text:p/>
          <draw:object xlink:href="../Durchschnittsfederkraft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Gleichung für die an einer Feder verrichtete Arbei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6.031cm" svg:height="2.535cm" svg:x="5.984cm" svg:y="9.232cm">
          <text:p/>
          <draw:object xlink:href="../Arbeit%20an%20einer%20Feder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die beiden Formen von Energie in der Mechanik?</text:p>
          </draw:text-box>
        </draw:frame>
        <draw:frame presentation:style-name="pr2" draw:layer="layout" svg:width="25.199cm" svg:height="12.18cm" svg:x="1.4cm" svg:y="4.914cm" presentation:class="subtitle">
          <draw:text-box>
            <text:p>Kinetische (Bewegungs-) Energie</text:p>
            <text:p>Potentielle (Lage-) Energie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kinetische Energie definiert?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5.993cm" svg:height="2.535cm" svg:x="11.003cm" svg:y="9.232cm">
          <text:p/>
          <draw:object xlink:href="../Kinetische%20Energie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ässt sich Arbeit in Bezug zur Geschwindigkeit setzen?</text:p>
          </draw:text-box>
        </draw:frame>
        <draw:frame presentation:style-name="pr2" draw:text-style-name="P2" draw:layer="layout" svg:width="25.199cm" svg:height="12.18cm" svg:x="1.4cm" svg:y="4.914cm" presentation:class="subtitle" presentation:user-transformed="true">
          <draw:text-box>
            <text:p><text:span text:style-name="T10">Über den Bezug zur Arbeit: Energie entspricht verrichteter Arbeit.</text:span></text:p>
            <text:p><text:span text:style-name="T10"/></text:p>
            <text:p><text:span text:style-name="T10">Letztere lässt sich über die Verschiebung bei konstanter Beschleunigung aus der Ruhe über das zweite Newtonsche Gesetz sowie der Strecke, erhalten aus der Durchschnittsgeschwindigkeit, bestimmen:</text:span></text:p>
            <text:p><text:span text:style-name="T10"/></text:p>
            <text:p><text:span text:style-name="T10"/></text:p>
          </draw:text-box>
        </draw:frame>
        <draw:frame draw:style-name="gr1" draw:text-style-name="P1" draw:layer="layout" svg:width="15.082cm" svg:height="7.371cm" svg:x="6.458cm" svg:y="13.414cm">
          <text:p/>
          <draw:object xlink:href="../Herleitung%20der%20kinetischen%20Energie%20über%20die%20Arbeit%20mit%20Newtons%20zweitem%20Gesetz%20und%20dem%20Weg%20aus%20der%20Durchschnittsgeschwindigkeit%20verbesserte%20Darstellung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hängen kinetische Energie <text:span text:style-name="T1">E</text:span><text:span text:style-name="T11">k</text:span><text:span text:style-name="T12">in</text:span><text:span text:style-name="T13"> und Arbeit </text:span><text:span text:style-name="T14">W</text:span><text:span text:style-name="T13"> zusammen?</text:span></text:p>
          </draw:text-box>
        </draw:frame>
        <draw:frame presentation:style-name="pr6" draw:layer="layout" svg:width="25.199cm" svg:height="10.663cm" svg:x="1.4cm" svg:y="5.68cm" presentation:class="subtitle" presentation:user-transformed="true">
          <draw:text-box>
            <text:p/>
            <text:p/>
            <text:p><text:span text:style-name="T1">W</text:span> = Δ<text:span text:style-name="T1">E</text:span><text:span text:style-name="T12">kin</text:span></text:p>
            <text:p/>
            <text:p/>
            <text:p>Der Betrag an Energie wird durch Arbeit verändert:</text:p>
            <text:p/>
            <text:p>Δ<text:span text:style-name="T1">E</text:span><text:span text:style-name="T12">kin</text:span> = <text:span text:style-name="T1">E</text:span><text:span text:style-name="T12">kin(1)</text:span> – <text:span text:style-name="T1">E</text:span><text:span text:style-name="T12">kin(0)</text:span> = <text:span text:style-name="T1">W</text:span> </text:p>
            <text:p>⟶ <text:span text:style-name="T1">E</text:span><text:span text:style-name="T12">kin(1)</text:span> = <text:span text:style-name="T1">E</text:span><text:span text:style-name="T12">kin(0)</text:span> + <text:span text:style-name="T1">W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kann ein Körper Arbeit verricht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er kinetische oder potentielle Energie besitzt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erhält man die Formel für kinetische Energie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Über den Bezug zur Arbeit: Energie entspricht verrichteter Arbeit.</text:p>
            <text:p/>
            <text:p>Letztere lässt sich über die Verschiebung bei konstanter Beschleunigung aus der Ruhe über das zweite Newtonsche Gesetz sowie der Strecke, erhalten aus der Durchschnittsgeschwindigkeit, bestimmen:</text:p>
            <text:p/>
            <text:p/>
          </draw:text-box>
        </draw:frame>
        <draw:frame draw:style-name="gr1" draw:text-style-name="P1" draw:layer="layout" svg:width="15.082cm" svg:height="7.371cm" svg:x="6.458cm" svg:y="13.414cm">
          <text:p/>
          <draw:object xlink:href="../Herleitung%20der%20kinetischen%20Energie%20über%20die%20Arbeit%20mit%20Newtons%20zweitem%20Gesetz%20und%20dem%20Weg%20aus%20der%20Durchschnittsgeschwindigkeit%20verbesserte%20Darstellung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erhält man die Formel für kinetische Energie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Über den Bezug zur Arbeit: Energie entspricht verrichteter Arbeit</text:p>
            <text:p/>
            <text:p/>
            <text:p/>
            <text:p/>
          </draw:text-box>
        </draw:frame>
        <draw:frame draw:style-name="gr1" draw:text-style-name="P1" draw:layer="layout" svg:width="15.082cm" svg:height="7.371cm" svg:x="6.458cm" svg:y="10.814cm">
          <text:p/>
          <draw:object xlink:href="../Herleitung%20der%20kinetischen%20Energie%20über%20die%20Arbeit%20mit%20Newtons%20zweitem%20Gesetz%20und%20dem%20Weg%20aus%20der%20Durchschnittsgeschwindigkeit%20verbesserte%20Darstellung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ässt sich Arbeit in Bezug zur Geschwindigkeit setze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Bei Verschiebung mit konstanter Beschleunigung aus der Ruhe über das zweite Newtonsche Gesetz sowie der Strecke, erhalten aus der Durchschnittsgeschwindigkeit:</text:p>
            <text:p/>
            <text:p/>
            <text:p/>
          </draw:text-box>
        </draw:frame>
        <draw:frame draw:style-name="gr1" draw:text-style-name="P1" draw:layer="layout" svg:width="15.082cm" svg:height="7.108cm" svg:x="6.458cm" svg:y="11.945cm">
          <text:p/>
          <draw:object xlink:href="../Herleitung%20Arbeit%20mit%20Newtons%20zweitem%20Gesetz%20und%20dem%20Weg%20aus%20der%20Durchschnittsgeschwindigkeit%20verbesserte%20Darstellung.odf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errechnet man die in einer Feder gespeicherte potentielle Energie <text:span text:style-name="T1">U</text:span><text:span text:style-name="T11">Feder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Über den Bezug zur verrichteten Arbeit:</text:p>
            <text:p/>
            <text:p/>
          </draw:text-box>
        </draw:frame>
        <draw:frame draw:style-name="gr1" draw:text-style-name="P1" draw:layer="layout" svg:width="6.645cm" svg:height="2.535cm" svg:x="10.677cm" svg:y="11.232cm">
          <text:p/>
          <draw:object xlink:href="../Potentielle%20Energie%20einer%20Feder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>
          <draw:text-box>
            <text:p><text:span text:style-name="T15">Wie errechnet man die potentielle Lageenergie </text:span><text:span text:style-name="T16">U</text:span><text:span text:style-name="T17">Schwerkraft</text:span><text:span text:style-name="T15">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Über den Bezug zur verrichteten Arbeit:</text:p>
            <text:p/>
            <text:p/>
          </draw:text-box>
        </draw:frame>
        <draw:frame draw:style-name="gr1" draw:text-style-name="P1" draw:layer="layout" svg:width="20.715cm" svg:height="2.965cm" svg:x="3.642cm" svg:y="11.617cm">
          <text:p/>
          <draw:object xlink:href="../Potentielle%20Lageenergie%20in%20Schwerkraft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wird eine Kraft <text:span text:style-name="T1">konservativ</text:span> genann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die <text:span text:style-name="T9">Arbeit</text:span>, welche bei der Bewegung eines Objektes entgegen oder von einer Kraft verrichtet wird, </text:p>
            <text:p><text:span text:style-name="T9">vom Weg unabhängig ist</text:span>.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18">Warum ist die Unterscheidung zwischen konservativen und nicht-konservativen Kräften wichtig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Nur konservative Kräfte <text:span text:style-name="T19">erhalten</text:span> die mechanische <text:span text:style-name="T1">Gesamtenergie eines System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Verletzen nicht-konservative Kräfte das Gesetz der Energieerhalt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Nein, aber Energie wird von mechanischer in andere Energieformen umgewandelt, beispielsweise in Wärme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7" draw:layer="layout" svg:width="25.199cm" svg:height="3.506cm" svg:x="1.4cm" svg:y="0.837cm" presentation:class="title">
          <draw:text-box>
            <text:p>Woraus setzt sich die mechanische Gesamtenergie eines Systems zusammen?</text:p>
          </draw:text-box>
        </draw:frame>
        <draw:frame presentation:style-name="pr8" draw:layer="layout" svg:width="25.199cm" svg:height="12.18cm" svg:x="1.4cm" svg:y="4.914cm" presentation:class="subtitle">
          <draw:text-box>
            <text:p>Aus <text:span text:style-name="T9">kinetischer</text:span> und <text:span text:style-name="T9">potentieller</text:span> Energie</text:p>
            <text:p/>
            <text:p/>
          </draw:text-box>
        </draw:frame>
        <draw:frame draw:style-name="gr1" draw:text-style-name="P1" draw:layer="layout" svg:width="5.462cm" svg:height="1.385cm" svg:x="11.268cm" svg:y="11.807cm">
          <text:p/>
          <draw:object xlink:href="../mechanische%20Gesamtenergie.odf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7" draw:layer="layout" svg:width="25.199cm" svg:height="3.506cm" svg:x="1.4cm" svg:y="0.837cm" presentation:class="title" presentation:user-transformed="true">
          <draw:text-box>
            <text:p>Wie lautet das Gesetz der Energieerhaltung der mechanischen Gesamtenergie?</text:p>
          </draw:text-box>
        </draw:frame>
        <draw:frame presentation:style-name="pr8" draw:layer="layout" svg:width="25.199cm" svg:height="12.18cm" svg:x="1.4cm" svg:y="4.914cm" presentation:class="subtitle">
          <draw:text-box>
            <text:p>Wenn in einem System nur konservative Kräfte vorhanden sind, ist die Summe der potentiellen und kinetischen mechanischen Energie unabhängig von der Zeit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18">Was folgt aus dem Gesetz der Energieerhaltung für die mechanische Gesamtenergie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Gesamtenergie ist zu jedem Zeitpunkt konstant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drückt man das Gesetz der Energieerhaltung für mechanische Probleme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1.93cm" svg:height="4.378cm" svg:x="8.034cm" svg:y="8.31cm">
          <text:p/>
          <draw:object xlink:href="../Energieerhaltung.odf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drückt man den Verlust von Energie durch nichtkonservative Kräfte wie Reibung au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Man rechnet die verlorene Energie hinzu:</text:p>
            <text:p/>
            <text:p><text:span text:style-name="T1">E</text:span><text:span text:style-name="T12">kin,0</text:span> + <text:span text:style-name="T1">U</text:span><text:span text:style-name="T11">0</text:span> = <text:span text:style-name="T1">E</text:span><text:span text:style-name="T12">kin</text:span> + <text:span text:style-name="T1">U</text:span> + <text:span text:style-name="T1">Q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7" draw:layer="layout" svg:width="25.199cm" svg:height="3.506cm" svg:x="1.4cm" svg:y="0.837cm" presentation:class="title">
          <draw:text-box>
            <text:p>Was beschreibt Leistung?</text:p>
          </draw:text-box>
        </draw:frame>
        <draw:frame presentation:style-name="pr8" draw:layer="layout" svg:width="25.199cm" svg:height="12.18cm" svg:x="1.4cm" svg:y="4.914cm" presentation:class="subtitle" presentation:user-transformed="true">
          <draw:text-box>
            <text:p>Leistung beschreibt, wie schnell Arbeit verrichtet wird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7" draw:layer="layout" svg:width="25.199cm" svg:height="3.506cm" svg:x="1.4cm" svg:y="0.837cm" presentation:class="title">
          <draw:text-box>
            <text:p>Wie ist die Leistung definiert?</text:p>
          </draw:text-box>
        </draw:frame>
        <draw:frame presentation:style-name="pr8" draw:layer="layout" svg:width="25.199cm" svg:height="12.18cm" svg:x="1.4cm" svg:y="4.914cm" presentation:class="subtitle">
          <draw:text-box>
            <text:p>Als die<text:span text:style-name="T20"> </text:span><text:span text:style-name="T9">zeitliche Ableitung</text:span><text:span text:style-name="T20"> </text:span>der Arbeit <text:span text:style-name="T1">W</text:span>:</text:p>
          </draw:text-box>
        </draw:frame>
        <draw:frame draw:style-name="gr1" draw:text-style-name="P1" draw:layer="layout" svg:width="4.172cm" svg:height="2.535cm" svg:x="11.913cm" svg:y="13.232cm">
          <text:p/>
          <draw:object xlink:href="../Leistung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7" draw:layer="layout" svg:width="25.199cm" svg:height="3.506cm" svg:x="1.4cm" svg:y="0.837cm" presentation:class="title">
          <draw:text-box>
            <text:p>Was ist die Durchschnittsleistung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ie verrichtete Arbeit, geteilt durch die benötigte Zeit:</text:p>
            <text:p/>
            <text:p/>
          </draw:text-box>
        </draw:frame>
        <draw:frame draw:style-name="gr1" draw:text-style-name="P1" draw:layer="layout" svg:width="7.772cm" svg:height="2.535cm" svg:x="10.113cm" svg:y="11.232cm">
          <text:p/>
          <draw:object xlink:href="../Durchschnittsleistung.odf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gilt speziell für die Leistung bei Arbeit mit einer konstanten Kraft?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/>
            <text:p/>
            <text:p/>
            <text:p>Nur der Beitrag des Weges in der verrichteten Arbeit ändert sich mit der Zeit! Aus dem Weg wird so die Geschwindigkeit, die Kraft verändert sich nicht.</text:p>
          </draw:text-box>
        </draw:frame>
        <draw:frame draw:style-name="gr1" draw:text-style-name="P1" draw:layer="layout" svg:width="11.966cm" svg:height="2.535cm" svg:x="8.016cm" svg:y="8.232cm">
          <text:p/>
          <draw:object xlink:href="../Durchschnittsleistung%20bei%20konstanter%20Kraft.odf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7" draw:layer="layout" svg:width="25.199cm" svg:height="3.506cm" svg:x="1.4cm" svg:y="0.837cm" presentation:class="title">
          <draw:text-box>
            <text:p>Was ist die SI-Einheit der Leistung?</text:p>
          </draw:text-box>
        </draw:frame>
        <draw:frame presentation:style-name="pr8" draw:text-style-name="P2" draw:layer="layout" svg:width="25.199cm" svg:height="12.18cm" svg:x="1.4cm" svg:y="4.914cm" presentation:class="subtitle">
          <draw:text-box>
            <text:p text:style-name="P2">Watt [W]</text:p>
          </draw:text-box>
        </draw:frame>
        <draw:frame draw:style-name="gr1" draw:text-style-name="P1" draw:layer="layout" svg:width="10.379cm" svg:height="2.967cm" svg:x="8.81cm" svg:y="12.016cm">
          <text:p/>
          <draw:object xlink:href="../Watt%20(Einheit)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7" draw:layer="layout" svg:width="25.199cm" svg:height="3.506cm" svg:x="1.4cm" svg:y="0.837cm" presentation:class="title">
          <draw:text-box>
            <text:p>Was ist die SI-Einheit der Energie und Arbeit?</text:p>
          </draw:text-box>
        </draw:frame>
        <draw:frame presentation:style-name="pr8" draw:layer="layout" svg:width="25.199cm" svg:height="12.18cm" svg:x="1.4cm" svg:y="4.914cm" presentation:class="subtitle">
          <draw:text-box>
            <text:p>Joule [J]</text:p>
          </draw:text-box>
        </draw:frame>
        <draw:frame draw:style-name="gr1" draw:text-style-name="P1" draw:layer="layout" svg:width="6.9cm" svg:height="2.967cm" svg:x="10.549cm" svg:y="12.016cm">
          <text:p/>
          <draw:object xlink:href="../Joule%20(Einheit)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7" draw:layer="layout" svg:width="25.199cm" svg:height="3.506cm" svg:x="1.4cm" svg:y="0.837cm" presentation:class="title">
          <draw:text-box>
            <text:p>Was ist die SI-Einheit der Kraft?</text:p>
          </draw:text-box>
        </draw:frame>
        <draw:frame presentation:style-name="pr8" draw:layer="layout" svg:width="25.199cm" svg:height="12.18cm" svg:x="1.4cm" svg:y="4.914cm" presentation:class="subtitle">
          <draw:text-box>
            <text:p>Newton [N]</text:p>
          </draw:text-box>
        </draw:frame>
        <draw:frame draw:style-name="gr1" draw:text-style-name="P1" draw:layer="layout" svg:width="6.85cm" svg:height="2.751cm" svg:x="10.574cm" svg:y="12.124cm">
          <text:p/>
          <draw:object xlink:href="../Newton%20(Einheit).odf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er Wirkungsgrad definiert?</text:p>
          </draw:text-box>
        </draw:frame>
        <draw:frame presentation:style-name="pr2" draw:layer="layout" svg:width="25.199cm" svg:height="12.343cm" svg:x="1.4cm" svg:y="4.833cm" presentation:class="subtitle">
          <draw:text-box>
            <text:p/>
            <text:p/>
            <text:p/>
            <text:p/>
            <text:p/>
            <text:p/>
            <text:p/>
            <text:p>Als das Verhältnis von abgegebener Arbeit und aufgenommener Energie.</text:p>
            <text:p>Daraus folgt, dass es ebenfalls das Verhältnis von Leistungsabgabe und Leistungsaufnahme ist.</text:p>
          </draw:text-box>
        </draw:frame>
        <draw:frame draw:style-name="gr1" draw:text-style-name="P1" draw:layer="layout" svg:width="8.007cm" svg:height="3.061cm" svg:x="9.996cm" svg:y="7.969cm">
          <text:p/>
          <draw:object xlink:href="../Wirkungsgrad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7" draw:layer="layout" svg:width="25.199cm" svg:height="3.506cm" svg:x="1.4cm" svg:y="0.837cm" presentation:class="title">
          <draw:text-box>
            <text:p>Was bedeutet ein Wirkungsgrad von 75%?</text:p>
          </draw:text-box>
        </draw:frame>
        <draw:frame presentation:style-name="pr8" draw:layer="layout" svg:width="25.199cm" svg:height="12.18cm" svg:x="1.4cm" svg:y="4.914cm" presentation:class="subtitle">
          <draw:text-box>
            <text:p>Es bedeutet, dass drei viertel der aufgenommenen Energie als Arbeit abgegeben wird, denn:</text:p>
          </draw:text-box>
        </draw:frame>
        <draw:frame draw:style-name="gr1" draw:text-style-name="P1" draw:layer="layout" svg:width="16.399cm" svg:height="3.061cm" svg:x="5.8cm" svg:y="12.969cm">
          <text:p/>
          <draw:object xlink:href="../Beispiel%20Wirkungsgrad.odf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6" svg:font-family="'Segoe UI'"/>
    <style:font-face style:name="Segoe UI4" svg:font-family="'Segoe UI'" style:font-adornments="Regular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2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H17M24S</meta:editing-duration>
    <meta:editing-cycles>12</meta:editing-cycles>
    <meta:generator>LibreOffice/4.3.4.1$Windows_x86 LibreOffice_project/bc356b2f991740509f321d70e4512a6a54c5f243</meta:generator>
    <dc:date>2015-03-04T12:15:42.116000000</dc:date>
    <meta:document-statistic meta:object-count="215"/>
  </office:meta>
</office:document-meta>
</file>